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fo:font-style="normal" style:font-style-asian="normal" style:font-style-complex="normal"/>
    </style:style>
    <style:style style:name="T4" style:family="text">
      <style:text-properties style:text-line-through-style="none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7<text:span text:style-name="T1"><text:line-break/>American Genizah Project: Partnership for Posterity</text:span>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11, FF 9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text:tab/>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/text:p>
      <text:p text:style-name="P3">Author of letter<text:tab/><text:tab/><text:tab/><text:tab/>Sabato Morais<text:tab/></text:p>
      <text:p text:style-name="P3">Signed letter<text:tab/><text:tab/><text:tab/><text:tab/><text:tab/>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</text:p>
      <text:p text:style-name="P3">Month<text:tab/><text:tab/><text:tab/><text:tab/><text:tab/><text:tab/></text:p>
      <text:p text:style-name="P3">Year<text:tab/><text:tab/><text:tab/><text:tab/><text:tab/><text:tab/></text:p>
      <text:p text:style-name="P3">Hebrew Date<text:tab/><text:tab/><text:tab/><text:tab/><text:tab/></text:p>
      <text:p text:style-name="P3">Undated</text:p>
      <text:p text:style-name="P3">City<text:tab/><text:tab/><text:tab/><text:tab/><text:tab/><text:tab/>Philadelphia</text:p>
      <text:p text:style-name="P3">State<text:tab/><text:tab/><text:tab/><text:tab/><text:tab/><text:tab/>PA</text:p>
      <text:p text:style-name="P3">Country<text:tab/><text:tab/><text:tab/><text:tab/><text:tab/>USA</text:p>
      <text:p text:style-name="P3">Subject<text:tab/><text:tab/><text:tab/><text:tab/><text:tab/>Funeral sermons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</text:p>
      <text:p text:style-name="P3">(Synagogue) Sermon<text:tab/><text:tab/><text:tab/><text:tab/>Y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4</text:p>
      <text:p text:style-name="P3">Number of Sheets<text:tab/><text:tab/><text:tab/><text:tab/>1</text:p>
      <text:p text:style-name="P3">Fragment<text:tab/><text:tab/><text:tab/><text:tab/><text:tab/></text:p>
      <text:p text:style-name="P3">Pagination <text:tab/><text:tab/><text:tab/><text:tab/><text:tab/>N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text:tab/><text:tab/><text:tab/><text:tab/><text:tab/></text:p>
      <text:p text:style-name="P3">Postma<text:tab/>rk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>VII Transcription</text:p>
      <text:p text:style-name="P3"><text:span text:style-name="T2">(Symbols: ?=uncertain; []=supplied information; /=end of line)</text:span></text:p>
      <text:p text:style-name="P3"><text:span text:style-name="T2"/></text:p>
      <text:p text:style-name="P3"><text:span text:style-name="T2">[Page 1]</text:span></text:p>
      <text:p text:style-name="P2"><text:span text:style-name="T2">For a funeral/</text:span></text:p>
      <text:p text:style-name="P2"><text:span text:style-name="T2">Israelites!/</text:span></text:p>
      <text:p text:style-name="P3"><text:span text:style-name="T2">The religion which we profess, acknowledges the same truth that reason pro-/claims; I mean, the existence of a life eternal, where the highest of human/ sentiments, </text:span><text:span text:style-name="T3">the</text:span><text:span text:style-name="T4"> noble thoughts and aspirations held and cherished, while/ we were clothed in flesh, will abide with us everlastingly in a state/ of pure spirituality. <text:s/>That truth, which underlies the pages of the/ Bible, and which the oldest preacher--Ecclesiastes--obviously declares, when it says: "The/ spirit shall return unto God that gave it," is manifestly an unspeak-/-able source of consolation to mourners; to those whom a Divine ordination/ </text:span><text:span text:style-name="T3">would</text:span><text:span text:style-name="T4"> decreed that they should consign the receptacle of </text:span><text:span text:style-name="T3">noble</text:span><text:span text:style-name="T4"> sublime faculties--the body--to the grave/ in which it will molder and gradually dissolve into its primitive elements./ <text:s/>That comforting truth must in the present instance also allay the grief/ which parents and loving </text:span><text:span text:style-name="T3">p</text:span><text:span text:style-name="T4"> relatives feel because of a separation, </text:span><text:span text:style-name="T3">so</text:span><text:span text:style-name="T4">/ unexpected, so sudden and untimely. <text:s/>For had our </text:span><text:span text:style-name="T3">young</text:span><text:span text:style-name="T4"> lamented brother left/ this earth when riper in years, or after a disease of a longer duration, the/ minds of his friends, might have been somewhat prepared for his departure./ <text:s/>To see him cut off in the very </text:span><text:span text:style-name="T3">spring</text:span><text:span text:style-name="T4"> spring of manhood, with the prospective/ hopes of half a century of usefulness dashed against the stones of the/ cold grave, must of necessity cause intensity of sorrow, and were it not/ indeed for the assurance of a blessed immortality, those who have suffered this/ loss might continue for ever disconsolate. <text:s/>But the religion which/ </text:span><text:span text:style-name="T3">agrees</text:span><text:span text:style-name="T4"> fully accords with reason in announcing a life </text:span><text:span text:style-name="T3">better and ethereal,</text:span><text:span text:style-name="T4"> loftier than that/</text:span></text:p>
      <text:p text:style-name="P3"><text:span text:style-name="T4"/></text:p>
      <text:p text:style-name="P3"><text:span text:style-name="T4">[Page 2]</text:span></text:p>
      <text:p text:style-name="P3"><text:soft-page-break/><text:span text:style-name="T4">which we now lead and which is perishable, is not a gloomy religion. <text:s/>It does/ not teach, as some erroneously imagine, that to gain the heights/ of immortality we must rise up upon mountains of troubles, that/ unless we suffer much here, we cannot attain a blissful hereafter. <text:s/>No,/ this terrestrial existence is a most precious gift from the Creator,/ and its rational enjoyment can but </text:span><text:span text:style-name="T3">sink</text:span><text:span text:style-name="T4"> agree with the intentions of the/ beneficent Bestower, and because it surely does agree, therefore He who/ granted it, sent with it two of His messengers to guide it aright./ <text:s/>They are; nature and revelation. <text:s/>Nature tells us always in silent/ eloquence that we dare not run counter to the rules which the/ Almighty has made for the </text:span><text:span text:style-name="T3">regulation</text:span><text:span text:style-name="T4"> preservation of our body; revelation/ cautions those, who consult it in Holy Writ, against abuses of/ every character; abuses apt to shorten our days, or expose us to/ sufferings and shame. <text:s/>I </text:span><text:span text:style-name="T3">have no desire to</text:span><text:span text:style-name="T4"> do not purpose casting reflect-/-ions, on the contrary my </text:span><text:span text:style-name="T3">f</text:span><text:span text:style-name="T4"> heart and a sense of duty urge me to/ join in lamentations with the bereaved, and to pray that they </text:span><text:span text:style-name="T3">will</text:span><text:span text:style-name="T4"> may accept/ this visitation with pious fortitude, remember the promises/ of reason and of faith, and the bright qualities of the deceased,/ which will have earned for him </text:span><text:span text:style-name="T3">bliss</text:span><text:span text:style-name="T4"> beatitude. <text:s/>But seeing many/ youths surround this coffin, I am prompted by a longing/ to do good, to speak a friendly word. <text:s/>The author/ of the book of Proverbs, wisely wrote that man's folly makes/</text:span></text:p>
      <text:p text:style-name="P3"><text:span text:style-name="T4"/></text:p>
      <text:p text:style-name="P3"><text:span text:style-name="T4">[Page 3]</text:span></text:p>
      <text:p text:style-name="P3"><text:span text:style-name="T4">his own way crooked, and yet he will be angry with the/ Lord, because it is not straight. <text:s/>We all are in duty bound/ to study our health, by abstaining from whatever is calculated/ to injure it, and by attending to whatever is conducive/ to its preservation. <text:s/>Often what we call enjoyment, is/ a </text:span><text:span text:style-name="T3">slow</text:span><text:span text:style-name="T4"> disguised poison that enters our vitals and eats into them. <text:s/>Often that in which we indulge with apparent impurity/ once, twice, ten or even a hundred times, is invisibly under-/-mining our physical powers, and leaving us open to attacks/ of sickness which cannot be overcome. <text:s/>I shall not illus-/-trate my saying with instances that support it</text:span><text:span text:style-name="T3">,</text:span><text:span text:style-name="T4"> but too/ </text:span><text:span text:style-name="T3">closely</text:span><text:span text:style-name="T4"> forcibly your own experience, my hearers, may spare me/ the painful task, but facing now a dear dead </text:span><text:span text:style-name="T3">one</text:span><text:span text:style-name="T4"> brought/ early to the grave wit ha body seemingly vigorous </text:span><text:span text:style-name="T3">in</text:span><text:span text:style-name="T4"> to an/ exceptional degree, I may not inopportunely warn my/ young coreligionists not to trust themselves though they may/ be of a stature like Goliath, and of a physique like Samson./ <text:s/>I may fittingly warn them to live comformably to nature and revelation,/ to follow moderation, sobriety, continence; to check unmanly/ impulses and cleave to righteousness. <text:s/>Thus, with the/ help of the heavenly Director, they will live long and pros-/-perously, thus, with the help of the Celestial Physician,/</text:span></text:p>
      <text:p text:style-name="P3"><text:span text:style-name="T4"/></text:p>
      <text:p text:style-name="P3"><text:span text:style-name="T4">[Page 4]</text:span></text:p>
      <text:p text:style-name="P3"><text:span text:style-name="T4">they will </text:span><text:span text:style-name="T3">overcome</text:span><text:span text:style-name="T4"> withstand diseases and exist during the allotted/ term to enjoy the love of parents, the affection of relatives/ and the respect of friends. <text:s/>Oh! may the words of my lips,/ and the inspirations of my soul be acceptable and acted upon./ <text:s/>And Thou Compassionate God! <text:s/>Deign to let Thy counten-/-ance shine upon a mother bent with grief by the loss of/ her oldest son, towards whom she looked with glowing hopes./ <text:s/>Restore calmness to her mind; bless her husband, who deeply/ mourns, with the capacity to make her days pleasurable,/ and brimful of the sweets of home. <text:s/>Endow her numerous child-/-ren with a knowledge conducive to their own happiness and/ that of their father and mother, that they all may abide/ long upon earth and become an honor and a glory to the commu-/-nity of their brethren. <text:s/>Oh! may the departed remain/ spiritually </text:span><text:span text:style-name="T3">amg</text:span><text:span text:style-name="T4"> among this household, as one who was/ early summoned to the regions of the saints, that from thence he/ might watch the progressive steps of those he loved, and his/ memory might sanctify and spiritualize the living. <text:s/>So/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4:22:04.74</meta:creation-date>
    <meta:document-statistic meta:table-count="0" meta:image-count="0" meta:object-count="0" meta:page-count="3" meta:paragraph-count="69" meta:word-count="1104" meta:character-count="6860"/>
    <dc:date>2012-11-07T14:52:20.98</dc:date>
    <meta:editing-duration>PT15M6S</meta:editing-duration>
    <meta:editing-cycles>1</meta:editing-cycles>
    <meta:generator>OpenOffice.org/3.4.1$Win32 OpenOffice.org_project/341m1$Build-9593</meta:generator>
  </office:meta>
</office:document-meta>
</file>